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style="italic" fo:font-weight="normal" officeooo:rsid="00115ebb" officeooo:paragraph-rsid="00115ebb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>
      <style:text-properties officeooo:paragraph-rsid="00129b6e"/>
    </style:style>
    <style:style style:name="P8" style:family="paragraph" style:parent-style-name="Azione_20_attore">
      <style:text-properties officeooo:rsid="000d063f" officeooo:paragraph-rsid="000d063f"/>
    </style:style>
    <style:style style:name="P9" style:family="paragraph" style:parent-style-name="Azione_20_attore">
      <style:text-properties officeooo:paragraph-rsid="000d063f"/>
    </style:style>
    <style:style style:name="P10" style:family="paragraph" style:parent-style-name="Azione_20_sistema">
      <style:text-properties officeooo:rsid="000d063f" officeooo:paragraph-rsid="000d063f"/>
    </style:style>
    <style:style style:name="P11" style:family="paragraph" style:parent-style-name="Azione_20_sistema">
      <style:text-properties officeooo:rsid="000ecb4d" officeooo:paragraph-rsid="000d063f"/>
    </style:style>
    <style:style style:name="P12" style:family="paragraph" style:parent-style-name="Azione_20_sistema">
      <style:text-properties officeooo:rsid="000ecb4d" officeooo:paragraph-rsid="000ecb4d"/>
    </style:style>
    <style:style style:name="P13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4" style:family="paragraph" style:parent-style-name="Default" style:list-style-name="L1">
      <style:text-properties fo:color="#000000" style:font-name="Times New Roman1" fo:font-size="11.5pt" officeooo:rsid="000d063f" officeooo:paragraph-rsid="000d063f" style:font-name-asian="Times New Roman1" style:font-size-asian="11.5pt" style:font-name-complex="Times New Roman1" style:font-size-complex="11.5pt"/>
    </style:style>
    <style:style style:name="P15" style:family="paragraph" style:parent-style-name="Default" style:list-style-name="L1">
      <style:text-properties fo:color="#000000" style:text-line-through-style="none" style:font-name="Times New Roman1" fo:font-size="11.5pt" style:text-underline-style="none" officeooo:paragraph-rsid="000d063f" style:font-name-asian="Times New Roman1" style:font-size-asian="11.5pt" style:font-name-complex="Times New Roman1" style:font-size-complex="11.5pt"/>
    </style:style>
    <style:style style:name="P16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29b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 iscritti per categori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o nid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 effettuata con i rel<text:span text:style-name="T3">a</text:span>tivi 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496568" text:style-name="Numerazione_20_UC">
              <text:list-item text:start-value="1">
                <text:p text:style-name="P8">L'impiegato accede alla pagina ricerca iscritti per categoria.</text:p>
                <text:p text:style-name="P13"/>
              </text:list-item>
              <text:list-item>
                <text:p text:style-name="P10">Il sistema mostra la pagina e le varie scelte possibili:</text:p>
              </text:list-item>
            </text:list>
            <text:list xml:id="list32479384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Personale docente e ricercatore </text:p>
                          </text:list-item>
                          <text:list-item>
                            <text:p text:style-name="P15">Personale tecnico-amministrativo di ruolo </text:p>
                          </text:list-item>
                          <text:list-item>
                            <text:p text:style-name="P15">Titolari di assegno di ricerca </text:p>
                          </text:list-item>
                          <text:list-item>
                            <text:p text:style-name="P15">Titolari di contratto a tempo determinato </text:p>
                          </text:list-item>
                          <text:list-item>
                            <text:p text:style-name="P15">Dottorandi </text:p>
                          </text:list-item>
                          <text:list-item>
                            <text:p text:style-name="P15">Titolari di borsa di studio post Laurea o Post doc </text:p>
                          </text:list-item>
                          <text:list-item>
                            <text:p text:style-name="P16">Studenti</text:p>
                          </text:list-item>
                          <text:list-item>
                            <text:p text:style-name="P16">Residenti Fisciano</text:p>
                          </text:list-item>
                          <text:list-item>
                            <text:p text:style-name="P16">Altro</text:p>
                            <text:p text:style-name="P16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2511627" text:continue-list="list32496568" text:style-name="Numerazione_20_UC">
              <text:list-item>
                <text:p text:style-name="P9"><text:span text:style-name="T1"><text:s/>L'impiegato </text:span><text:span text:style-name="T2">sceglie una delle categorie elencate.</text:span></text:p>
                <text:p text:style-name="P11"/>
              </text:list-item>
              <text:list-item>
                <text:p text:style-name="P12"><text:s/>Il sistema mostra l'elenco completo della categoria scelta de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7"><text:span text:style-name="T4">La lista degli utenti iscritti potrebbe essere vuota, il sistema, quindi mostra una nuova pagina “non ci sono utenti iscritti per questa categoria”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Velocità di caricamento</text:p>
          </table:table-cell>
        </table:table-row>
      </table:table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4</meta:editing-cycles>
    <meta:generator>LibreOffice/3.6$Windows_x86 LibreOffice_project/da8c1e6-fd468f4-454e206-f42a4a9-143cfd</meta:generator>
    <dc:date>2012-10-19T12:38:22.90</dc:date>
    <meta:document-statistic meta:table-count="1" meta:image-count="0" meta:object-count="0" meta:page-count="1" meta:paragraph-count="27" meta:word-count="147" meta:character-count="980" meta:non-whitespace-character-count="865"/>
  </office:meta>
</office:document-meta>
</file>